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for nutrition meetings</text:p>
      <text:p text:style-name="Standard"/>
      <text:list xml:id="list886217354" text:style-name="L1">
        <text:list-item>
          <text:p text:style-name="P1">What would you say are some of the dietary requirements of a typcial person?</text:p>
        </text:list-item>
        <text:list-item>
          <text:p text:style-name="P1">What requirements do major institutions such as the NHS, BNF , USDA, etc recommend? How well do these compare to real goals.?</text:p>
        </text:list-item>
        <text:list-item>
          <text:p text:style-name="P1">What, if any, illnesses or medical problems result in a need for specific dietary requirements?</text:p>
        </text:list-item>
        <text:list-item>
          <text:p text:style-name="P1">For each of these, what are the requirements? How do they vary from person to person?</text:p>
        </text:list-item>
        <text:list-item>
          <text:p text:style-name="P1">What is the significance of sodium, saturated fat, sugar and fibre to a persons diet?</text:p>
        </text:list-item>
        <text:list-item>
          <text:p text:style-name="P1">How is this problem tackled in hospitals and schools? Do they automate this? What nutritional requirements do they prescribe?</text:p>
        </text:list-item>
        <text:list-item>
          <text:p text:style-name="P1">What would you like to see in an app for meal generation? What would be the most important features?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ilian</meta:initial-creator>
    <meta:creation-date>2013-10-09T14:31:30</meta:creation-date>
    <meta:document-statistic meta:table-count="0" meta:image-count="0" meta:object-count="0" meta:page-count="1" meta:paragraph-count="8" meta:word-count="131" meta:character-count="730" meta:non-whitespace-character-count="614"/>
    <dc:date>2013-10-09T14:41:27</dc:date>
    <dc:creator>Michael Kilian</dc:creator>
    <meta:editing-duration>PT9M57S</meta:editing-duration>
    <meta:editing-cycles>1</meta:editing-cycles>
    <meta:generator>LibreOffice/3.4$Unix LibreOffice_project/340m1$Build-502</meta:generator>
  </office:meta>
</office:document-meta>
</file>